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color="#c9211e" fo:background-color="transparent"/>
    </style:style>
    <style:style style:name="T1" style:family="text">
      <style:text-properties fo:color="#c9211e"/>
    </style:style>
    <style:style style:name="T2" style:family="text">
      <style:text-properties fo:color="#c9211e" fo:background-color="transparent" loext:char-shading-value="0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1 - Pacote de valor</text:p>
      <text:p text:style-name="P2"/>
      <text:p text:style-name="P2"/>
      <text:p text:style-name="P1">Questão6 <text:s/></text:p>
      <text:p text:style-name="P2"><text:s/></text:p>
      <text:p text:style-name="P2"><text:s text:c="3"/>As escolas ocidentais se especializaram em estabelecer o "___________".</text:p>
      <text:p text:style-name="P2"><text:s/></text:p>
      <text:p text:style-name="P2">1 - onde fazer</text:p>
      <text:p text:style-name="P2">2 - quem fará</text:p>
      <text:p text:style-name="P1">3 - como fazer</text:p>
      <text:p text:style-name="P2">4 - que fazer</text:p>
      <text:p text:style-name="P2">5 - quando fazer</text:p>
      <text:p text:style-name="P2"><text:s/></text:p>
      <text:p text:style-name="P1">Sua resposta: como fazer</text:p>
      <text:p text:style-name="P2">Valor: Resposta Correta</text:p>
      <text:p text:style-name="P2">Valor recebido: 10.00</text:p>
      <text:p text:style-name="P2"/>
      <text:p text:style-name="P1">Questão7 <text:s/></text:p>
      <text:p text:style-name="P2"><text:s/></text:p>
      <text:p text:style-name="P2"><text:s text:c="3"/>As empresas de êxito se conscientizaram de que a ênfase deve ser dada ___________.</text:p>
      <text:p text:style-name="P2"><text:s/></text:p>
      <text:p text:style-name="P2">1 - aos custos de produção</text:p>
      <text:p text:style-name="P2">2 - aos fatores tangíveis</text:p>
      <text:p text:style-name="P2">3 - apenas à satisfação dos funcionários</text:p>
      <text:p text:style-name="P2">4 - apenas aos valores intangíveis</text:p>
      <text:p text:style-name="P1">5 - à entrega de valor para o cliente</text:p>
      <text:p text:style-name="P2"><text:s/></text:p>
      <text:p text:style-name="P1">Sua resposta: à entrega de valor para o cliente</text:p>
      <text:p text:style-name="P2">Valor: Resposta Correta</text:p>
      <text:p text:style-name="P2">Valor recebido: 10.00</text:p>
      <text:p text:style-name="P2"/>
      <text:p text:style-name="P1"/>
      <text:p text:style-name="P1">Questão4 <text:s/></text:p>
      <text:p text:style-name="P2"><text:s/></text:p>
      <text:p text:style-name="P2"><text:s text:c="3"/>Se existe valor para o cliente, ___________.</text:p>
      <text:p text:style-name="P2"><text:s/></text:p>
      <text:p text:style-name="P2">1 - custo deve aumentar</text:p>
      <text:p text:style-name="P1">2 - lucro virá como conseqüência</text:p>
      <text:p text:style-name="P2">3 - deve-se fazer propaganda</text:p>
      <text:p text:style-name="P2">4 - a qualidade está ótima</text:p>
      <text:p text:style-name="P2">5 - custo deve diminuir</text:p>
      <text:p text:style-name="P2"><text:s/></text:p>
      <text:p text:style-name="P1">Sua resposta: lucro virá como conseqüência</text:p>
      <text:p text:style-name="P2">Valor: Resposta Correta</text:p>
      <text:p text:style-name="P2">Valor recebido: 10.00</text:p>
      <text:p text:style-name="P2"/>
      <text:p text:style-name="P2"><text:s/></text:p>
      <text:p text:style-name="P1"/>
      <text:p text:style-name="P1">Questão5 <text:s/></text:p>
      <text:p text:style-name="P2"><text:s/></text:p>
      <text:p text:style-name="P2"><text:s text:c="3"/>Os ___________ são os responsáveis por cerca de 85% dos problemas de uma organização.</text:p>
      <text:p text:style-name="P2"><text:s/></text:p>
      <text:p text:style-name="P1"><text:soft-page-break/>1 - sistemas e processos, que dependem da chefia</text:p>
      <text:p text:style-name="P2">2 - fornecedores</text:p>
      <text:p text:style-name="P2">3 - clientes</text:p>
      <text:p text:style-name="P2">4 - funcionários da linha de montagem</text:p>
      <text:p text:style-name="P2">5 - funcionários da linha de frente</text:p>
      <text:p text:style-name="P2"><text:s/></text:p>
      <text:p text:style-name="P1">Sua resposta: sistemas e processos, que dependem da chefia</text:p>
      <text:p text:style-name="P2">Valor: Resposta Correta</text:p>
      <text:p text:style-name="P2">Valor recebido: 10.00</text:p>
      <text:p text:style-name="P2"/>
      <text:p text:style-name="P2"/>
      <text:p text:style-name="P1"/>
      <text:p text:style-name="P1">Questão10 <text:s/></text:p>
      <text:p text:style-name="P2"><text:s/></text:p>
      <text:p text:style-name="P2"><text:s text:c="3"/>O sistema de produção industrial, ensinado na maioria das escolas de administração, dá ênfase ___________.</text:p>
      <text:p text:style-name="P2"><text:s/></text:p>
      <text:p text:style-name="P1">1 - na obtenção de resultados tangíveis</text:p>
      <text:p text:style-name="P2">2 - nos resultados intangíveis</text:p>
      <text:p text:style-name="P2">3 - na entrega de máximo valor para o cliente</text:p>
      <text:p text:style-name="P2">4 - na parte motivacional dos clientes</text:p>
      <text:p text:style-name="P2">5 - nos processos qualitativos</text:p>
      <text:p text:style-name="P2"><text:s/></text:p>
      <text:p text:style-name="P1">Sua resposta: na obtenção de resultados tangíveis</text:p>
      <text:p text:style-name="P2">Valor: Resposta Correta</text:p>
      <text:p text:style-name="P2">Valor recebido: 10.00</text:p>
      <text:p text:style-name="P2"/>
      <text:p text:style-name="P2"/>
      <text:p text:style-name="P2"><text:s text:c="3"/>O valor entregue ao cliente tem dois componentes fundamentais : ___________.</text:p>
      <text:p text:style-name="P2"><text:s/></text:p>
      <text:p text:style-name="P3">1 - custo e a qualidade</text:p>
      <text:p text:style-name="P2">2 -<text:span text:style-name="T1"> a aparência e o peso</text:span></text:p>
      <text:p text:style-name="P2">3 - externo e o interno</text:p>
      <text:p text:style-name="P2">4 - produto e o atendimento</text:p>
      <text:p text:style-name="P2">5 - real e o emocional</text:p>
      <text:p text:style-name="P2"><text:s/></text:p>
      <text:p text:style-name="P3">Sua resposta: custo e a qualidade</text:p>
      <text:p text:style-name="P2">Valor: Resposta Errada - Consulte a página 1</text:p>
      <text:p text:style-name="P2">Valor recebido: 0.00</text:p>
      <text:p text:style-name="P2"/>
      <text:p text:style-name="P2"/>
      <text:p text:style-name="P2"><text:s/>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As empresas devem olhar para fora, onde estão os clientes finais, para determinar "___________".</text:p>
      <text:p text:style-name="P2"><text:s/></text:p>
      <text:p text:style-name="P3">1 - como fazer</text:p>
      <text:p text:style-name="P2">2 - onde fazer</text:p>
      <text:p text:style-name="P2">3 - quando fazer</text:p>
      <text:p text:style-name="P2"><text:soft-page-break/>4 - que fazer</text:p>
      <text:p text:style-name="P2">5 - quem fará</text:p>
      <text:p text:style-name="P2"><text:s/></text:p>
      <text:p text:style-name="P3">Sua resposta: como fazer</text:p>
      <text:p text:style-name="P2">Valor: Resposta Errada - Consulte a página 7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3 <text:s/></text:p>
      <text:p text:style-name="P2"><text:s/></text:p>
      <text:p text:style-name="P2"><text:s text:c="3"/>O produto é o componente ___________ do valor entregue ao cliente.</text:p>
      <text:p text:style-name="P2"><text:s/></text:p>
      <text:p text:style-name="P2">1 - intangível</text:p>
      <text:p text:style-name="P2">2 - invisível</text:p>
      <text:p text:style-name="P1">3 - tangível</text:p>
      <text:p text:style-name="P2">4 - subjetivo</text:p>
      <text:p text:style-name="P2">5 - abstrato</text:p>
      <text:p text:style-name="P2"><text:s/></text:p>
      <text:p text:style-name="P1">Sua resposta: tangível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2"><text:s/></text:p>
      <text:p text:style-name="P2"><text:s text:c="3"/>A maioria dos programas de qualidade ___________.</text:p>
      <text:p text:style-name="P2"><text:s/></text:p>
      <text:p text:style-name="P2">1 - não se preocupa com os processos internos de fabricação</text:p>
      <text:p text:style-name="P2">2 - enfatiza somente a parte motivacional dos clientes</text:p>
      <text:p text:style-name="P2">3 - prioriza em excesso a entrega de valor para o cliente</text:p>
      <text:p text:style-name="P2">4 - enfatiza somente os processos internos de fabricação</text:p>
      <text:p text:style-name="P2">5 - enfatiza apenas os resultados intangíveis</text:p>
      <text:p text:style-name="P2"><text:s/></text:p>
      <text:p text:style-name="P2">Sua resposta: prioriza em excesso a entrega de valor para o cliente</text:p>
      <text:p text:style-name="P2">Valor: Resposta Errada - Consulte a página 6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5 <text:s/></text:p>
      <text:p text:style-name="P2"><text:s/></text:p>
      <text:p text:style-name="P2"><text:s text:c="3"/>O paradigma industrial tende a ver a missão da empresa como sendo ___________.</text:p>
      <text:p text:style-name="P2"><text:s/></text:p>
      <text:p text:style-name="P2">1 - conquistar o cliente</text:p>
      <text:p text:style-name="P2">2 - manter o cliente</text:p>
      <text:p text:style-name="P2">3 - entregar valor para o cliente</text:p>
      <text:p text:style-name="P1">4 - vender mercadoria com lucro</text:p>
      <text:p text:style-name="P2"><text:soft-page-break/>5 - nenhuma das anteriores</text:p>
      <text:p text:style-name="P2"><text:s/></text:p>
      <text:p text:style-name="P1">Sua resposta: vender mercadoria com lucro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6 <text:s/></text:p>
      <text:p text:style-name="P2"><text:s/></text:p>
      <text:p text:style-name="P2"><text:s text:c="3"/>Quando se pretende entregar o máximo de valor para o cliente, as empresas devem ___________.</text:p>
      <text:p text:style-name="P2"><text:s/></text:p>
      <text:p text:style-name="P2">1 - dar maior ênfase sobre os valores tangíveis</text:p>
      <text:p text:style-name="P2">2 - se especializar no "como fazer"</text:p>
      <text:p text:style-name="P1">3 - procurar fazer o que os clientes desejam</text:p>
      <text:p text:style-name="P2">4 - ter em mente que todos os clientes devem ser tratados da mesma forma</text:p>
      <text:p text:style-name="P2">5 - se concentrar primeiro nos seus produtos e depois procurar clientes para os mesmos</text:p>
      <text:p text:style-name="P2"><text:s/></text:p>
      <text:p text:style-name="P1">Sua resposta: procurar fazer o que os clientes desejam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7 <text:s/></text:p>
      <text:p text:style-name="P2"><text:s/></text:p>
      <text:p text:style-name="P2"><text:s text:c="3"/>No paradigma industrial, os gerentes atuam como ___________.</text:p>
      <text:p text:style-name="P2"><text:s/></text:p>
      <text:p text:style-name="P2">1 - tutores de seus subordinados</text:p>
      <text:p text:style-name="P2">2 - relações públicas da empresa</text:p>
      <text:p text:style-name="P2">3 - auxiliares de seus subordinados</text:p>
      <text:p text:style-name="P1">4 - fiscais de seus subordinados</text:p>
      <text:p text:style-name="P2">5 - defensores dos clientes</text:p>
      <text:p text:style-name="P2"><text:s/></text:p>
      <text:p text:style-name="P1">Sua resposta: fiscais de seus subordinados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3"><text:s/></text:p>
      <text:p text:style-name="P3">Questão8 <text:s/></text:p>
      <text:p text:style-name="P3"><text:s/></text:p>
      <text:p text:style-name="P2"><text:s text:c="3"/>Os ___________ entregam valor aos departamentos de linha de frente, que são seus clientes internos.</text:p>
      <text:p text:style-name="P2"><text:s/></text:p>
      <text:p text:style-name="P3">1 - funcionários do mais baixo escalão</text:p>
      <text:p text:style-name="P2">2 - <text:span text:style-name="T1">departamentos de serviços internos</text:span></text:p>
      <text:p text:style-name="P2">3 - membros da alta chefia</text:p>
      <text:p text:style-name="P2">4 - fornecedores</text:p>
      <text:p text:style-name="P2"><text:soft-page-break/>5 - gerentes</text:p>
      <text:p text:style-name="P3"><text:s/></text:p>
      <text:p text:style-name="P3">Sua resposta: funcionários do mais baixo escalão</text:p>
      <text:p text:style-name="P2">Valor: Resposta Errada - Consulte a página 5</text:p>
      <text:p text:style-name="P2">Valor recebido: 0.00</text:p>
      <text:p text:style-name="P2"/>
      <text:p text:style-name="P2"/>
      <text:p text:style-name="P2"><text:s/></text:p>
      <text:p text:style-name="P1"><text:s/></text:p>
      <text:p text:style-name="P3">Questão9 <text:s/></text:p>
      <text:p text:style-name="P2"><text:s/></text:p>
      <text:p text:style-name="P2"><text:s text:c="3"/>No paradigma do valor, os funcionários ___________.</text:p>
      <text:p text:style-name="P2"><text:s/></text:p>
      <text:p text:style-name="P3">1 - apenas executam as tarefas que lhes são designadas</text:p>
      <text:p text:style-name="P2">2 - não são clientes internos</text:p>
      <text:p text:style-name="P2">3 - são clientes internos da empresa</text:p>
      <text:p text:style-name="P2">4 - são meros coadjuvantes</text:p>
      <text:p text:style-name="P2">5 - não devem dar sugestões sobre como entregar mais valor para os clientes</text:p>
      <text:p text:style-name="P2"><text:s/></text:p>
      <text:p text:style-name="P3">Sua resposta: apenas executam as tarefas que lhes são designadas</text:p>
      <text:p text:style-name="P2">Valor: Resposta Errada - Consulte a página 10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3"><text:s/></text:p>
      <text:p text:style-name="P2"><text:s text:c="3"/>No paradigma do valor, os gerentes devem ser ___________.</text:p>
      <text:p text:style-name="P2"><text:s/></text:p>
      <text:p text:style-name="P3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guardiões do status quo</text:p>
      <text:p text:style-name="P2">Valor: Resposta Errada - Consulte a página 12</text:p>
      <text:p text:style-name="P2">Valor recebido: 0.00</text:p>
      <text:p text:style-name="P2"/>
      <text:p text:style-name="P2"/>
      <text:p text:style-name="P3"/>
      <text:p text:style-name="P3">Questão1 <text:s/></text:p>
      <text:p text:style-name="P2"><text:s/></text:p>
      <text:p text:style-name="P2"><text:s text:c="3"/>No paradigma industrial, os gerentes julgam os funcionários ___________.</text:p>
      <text:p text:style-name="P2"><text:s/></text:p>
      <text:p text:style-name="P2">1 - pela satisfação do cliente</text:p>
      <text:p text:style-name="P2">2 - pela motivação dos mesmos</text:p>
      <text:p text:style-name="P2">3 - <text:span text:style-name="T1">pelo número de clientes que foram conquistados</text:span></text:p>
      <text:p text:style-name="P2">4 - pelo desempenho do mesmo nas tarefas</text:p>
      <text:p text:style-name="P2">5 - pelo valor entregue ao cliente</text:p>
      <text:p text:style-name="P2"><text:s/></text:p>
      <text:p text:style-name="P3"><text:soft-page-break/>Sua resposta: pelo número de clientes que foram conquistados</text:p>
      <text:p text:style-name="P2">Valor: Resposta Errada - Consulte a página 11</text:p>
      <text:p text:style-name="P2">Valor recebido: 0.00</text:p>
      <text:p text:style-name="P3"/>
      <text:p text:style-name="P3"/>
      <text:p text:style-name="P3">Questão8 <text:s/></text:p>
      <text:p text:style-name="P2"><text:s/></text:p>
      <text:p text:style-name="P2"><text:s text:c="3"/>No paradigma do valor, os gerentes devem ser ___________.</text:p>
      <text:p text:style-name="P2"><text:s/></text:p>
      <text:p text:style-name="P2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fiscais de seus subordinados</text:p>
      <text:p text:style-name="P2">Valor: Resposta Errada - Consulte a página 12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7:58:04.998704199</meta:creation-date>
    <dc:date>2023-05-22T22:07:47.360811513</dc:date>
    <meta:editing-duration>PT53M2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6" meta:paragraph-count="239" meta:word-count="1024" meta:character-count="6007" meta:non-whitespace-character-count="5001"/>
  </office:meta>
</office:document-meta>
</file>